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37cm"/>
    </style:style>
    <style:style style:name="co3" style:family="table-column">
      <style:table-column-properties fo:break-before="auto" style:column-width="15.386cm"/>
    </style:style>
    <style:style style:name="co4" style:family="table-column">
      <style:table-column-properties fo:break-before="auto" style:column-width="9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chier</text:p>
          </table:table-cell>
          <table:table-cell office:value-type="string" calcext:value-type="string">
            <text:p>Nombre d’essais pour l’apprentissage</text:p>
          </table:table-cell>
          <table:table-cell office:value-type="string" calcext:value-type="string">
            <text:p>Nombre d’essais aléatoires</text:p>
          </table:table-cell>
          <table:table-cell office:value-type="string" calcext:value-type="string">
            <text:p>instances testées</text:p>
          </table:table-cell>
          <table:table-cell office:value-type="string" calcext:value-type="string">
            <text:p>résultats</text:p>
          </table:table-cell>
          <table:table-cell office:value-type="string" calcext:value-type="string">
            <text:p>conclu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2,3,4,5,6,7 (taille 60, 80) ; 1,2,3,4 (taille 100) ; 1,2 (taille 200)</text:p>
          </table:table-cell>
          <table:table-cell office:value-type="string" calcext:value-type="string">
            <text:p>résultats incohérents avec les solutions optimales</text:p>
          </table:table-cell>
          <table:table-cell office:value-type="string" calcext:value-type="string">
            <text:p>correction d’une erreur d’arrondi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2,3,4,5,6,7 (taille 60, 80) ; 1,2,3,4 (taille 100) ; 1,2 (taille 200)</text:p>
          </table:table-cell>
          <table:table-cell office:value-type="string" calcext:value-type="string">
            <text:p>rien de significatif, pas de corrélation entre les paramètres et le succès de la matheuristique</text:p>
          </table:table-cell>
          <table:table-cell office:value-type="string" calcext:value-type="string">
            <text:p>ajout d’une feature (somme des erreurs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2,3,4,5,6,7 (taille 60, 80) ; 1,2,3,4 (taille 100) ; 1,2 (taille 200)</text:p>
          </table:table-cell>
          <table:table-cell office:value-type="string" calcext:value-type="string">
            <text:p>rien de significatif, pas de corrélation entre les paramètres et le succès de la matheuristique</text:p>
          </table:table-cell>
          <table:table-cell office:value-type="string" calcext:value-type="string">
            <text:p>essai sur des instances de même taille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2,3,4,5,6,7,8 (taille 200)</text:p>
          </table:table-cell>
          <table:table-cell office:value-type="string" calcext:value-type="string">
            <text:p>rien de significatif, pas de corrélation entre les paramètres et le succès de la matheuristique</text:p>
          </table:table-cell>
          <table:table-cell office:value-type="string" calcext:value-type="string">
            <text:p>calcul d’un paramètre par un autre (temps d’itération en fonction du nombre d’itérations)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2,3,4,5,6,7,8 (taille 200)</text:p>
          </table:table-cell>
          <table:table-cell office:value-type="string" calcext:value-type="string">
            <text:p>rien de significatif, pas de corrélation entre les paramètres et le succès de la matheuristique</text:p>
          </table:table-cell>
          <table:table-cell office:value-type="string" calcext:value-type="string">
            <text:p>instances potentiellement trop peti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1T21:30:48.351000000</dc:date>
    <dc:creator>Hugo Messina</dc:creator>
    <meta:editing-duration>PT24M17S</meta:editing-duration>
    <meta:editing-cycles>4</meta:editing-cycles>
    <meta:generator>LibreOffice/7.1.2.2$Windows_X86_64 LibreOffice_project/8a45595d069ef5570103caea1b71cc9d82b2aae4</meta:generator>
    <meta:document-statistic meta:table-count="1" meta:cell-count="36" meta:object-count="0"/>
  </office:meta>
</office:document-meta>
</file>